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0e6ff" draw:textarea-vertical-align="middle" draw:auto-grow-height="false" fo:min-height="9.75cm" fo:min-width="9.5cm"/>
    </style:style>
    <style:style style:name="gr4" style:family="graphic" style:parent-style-name="standard">
      <style:graphic-properties draw:stroke="none" draw:fill="solid" draw:fill-color="#ffe1ff" draw:textarea-vertical-align="middle" draw:auto-grow-height="false" fo:min-height="9.75cm" fo:min-width="9.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72cm" fo:min-width="6.522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6.072cm" fo:min-width="5.83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9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5.932cm" fo:min-width="5.69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10" style:family="graphic" style:parent-style-name="standard">
      <style:graphic-properties svg:stroke-width="0.05cm" svg:stroke-color="#ffffff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3" style:family="graphic" style:parent-style-name="standard">
      <style:graphic-properties svg:stroke-color="#cccccc" draw:fill-color="#ffe1ff" draw:textarea-horizontal-align="justify" draw:textarea-vertical-align="middle" draw:auto-grow-height="false" fo:min-height="0.091cm" fo:min-width="0cm"/>
    </style:style>
    <style:style style:name="gr14" style:family="graphic" style:parent-style-name="standard">
      <style:graphic-properties svg:stroke-color="#cccccc" draw:fill-color="#f0e6ff" draw:textarea-horizontal-align="justify" draw:textarea-vertical-align="middle" draw:auto-grow-height="false" fo:min-height="0.091cm" fo:min-width="0cm"/>
    </style:style>
    <style:style style:name="gr15" style:family="graphic" style:parent-style-name="standard">
      <style:graphic-properties svg:stroke-color="#cccccc" draw:fill-color="#f0e6ff" draw:textarea-horizontal-align="justify" draw:textarea-vertical-align="middle" draw:auto-grow-height="false" fo:min-height="0.089cm" fo:min-width="0cm"/>
    </style:style>
    <style:style style:name="gr16" style:family="graphic" style:parent-style-name="standard">
      <style:graphic-properties svg:stroke-color="#cccccc" draw:fill-color="#f0e6ff" draw:textarea-horizontal-align="justify" draw:textarea-vertical-align="middle" draw:auto-grow-height="false" fo:min-height="0.092cm" fo:min-width="0cm"/>
    </style:style>
    <style:style style:name="gr17" style:family="graphic" style:parent-style-name="standard">
      <style:graphic-properties svg:stroke-color="#cccccc" draw:fill-color="#ccffcc" draw:textarea-horizontal-align="justify" draw:textarea-vertical-align="middle" draw:auto-grow-height="false" fo:min-height="0.091cm" fo:min-width="0cm"/>
    </style:style>
    <style:style style:name="gr18" style:family="graphic" style:parent-style-name="standard">
      <style:graphic-properties svg:stroke-color="#cccccc" draw:fill-color="#ffffcc" draw:textarea-horizontal-align="justify" draw:textarea-vertical-align="middle" draw:auto-grow-height="false" fo:min-height="0.091cm" fo:min-width="0cm"/>
    </style:style>
    <style:style style:name="gr19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102cm" fo:min-width="10.5cm"/>
    </style:style>
    <style:style style:name="gr20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10.75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017cm"/>
    </style:style>
    <style:style style:name="gr22" style:family="graphic" style:parent-style-name="standard">
      <style:graphic-properties svg:stroke-color="#eeeeee" draw:fill="none" draw:fill-color="#ffffff" draw:textarea-horizontal-align="justify" draw:textarea-vertical-align="middle" draw:auto-grow-height="false" fo:min-height="0.091cm" fo:min-width="10.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75cm" fo:min-width="10.5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1.557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76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09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  <style:paragraph-properties style:writing-mode="lr-tb"/>
    </style:style>
    <style:style style:name="gr29" style:family="graphic" style:parent-style-name="standard">
      <style:graphic-properties svg:stroke-color="#cccccc" draw:fill-color="#b2b2b2" draw:textarea-horizontal-align="justify" draw:textarea-vertical-align="middle" draw:auto-grow-height="false" fo:min-height="0.091cm" fo:min-width="0cm"/>
    </style:style>
    <style:style style:name="gr30" style:family="graphic" style:parent-style-name="standard">
      <style:graphic-properties svg:stroke-color="#cccccc" draw:fill-color="#808080" draw:textarea-horizontal-align="justify" draw:textarea-vertical-align="middle" draw:auto-grow-height="false" fo:min-height="0.0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529cm"/>
    </style:style>
    <style:style style:name="gr3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2.5cm"/>
      <style:paragraph-properties style:writing-mode="lr-tb"/>
    </style:style>
    <style:style style:name="gr33" style:family="graphic" style:parent-style-name="objectwithoutfill">
      <style:graphic-properties draw:marker-start="Arrow_20_concave" draw:marker-start-width="0.3cm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3.615cm"/>
      <style:paragraph-properties style:writing-mode="lr-tb"/>
    </style:style>
    <style:style style:name="gr35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91cm" fo:min-width="0cm"/>
    </style:style>
    <style:style style:name="gr36" style:family="graphic" style:parent-style-name="standard">
      <style:graphic-properties svg:stroke-color="#808080" draw:fill="none" draw:textarea-horizontal-align="justify" draw:textarea-vertical-align="middle" draw:auto-grow-height="false" fo:min-height="0.091cm" fo:min-width="0cm"/>
    </style:style>
    <style:style style:name="gr3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0.687cm"/>
      <style:paragraph-properties style:writing-mode="lr-tb"/>
    </style:style>
    <style:style style:name="gr3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0.857cm"/>
      <style:paragraph-properties style:writing-mode="lr-tb"/>
    </style:style>
    <style:style style:name="gr3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40" style:family="graphic" style:parent-style-name="standard">
      <style:graphic-properties draw:stroke="solid" svg:stroke-color="#000000" draw:fill="none" fo:min-height="0.64cm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91cm" fo:min-width="0.534cm"/>
    </style:style>
    <style:style style:name="gr42" style:family="graphic" style:parent-style-name="standard">
      <style:graphic-properties svg:stroke-color="#000000" draw:fill-color="#ffffd7" draw:textarea-horizontal-align="justify" draw:textarea-vertical-align="middle" draw:auto-grow-height="false" fo:min-height="0.634cm" fo:min-width="1.692cm"/>
    </style:style>
    <style:style style:name="gr4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0.849cm" fo:min-width="2.1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top" draw:auto-grow-height="false" fo:min-height="14.324cm" fo:min-width="20.34cm"/>
      <style:paragraph-properties style:writing-mode="lr-tb"/>
    </style:style>
    <style:style style:name="gr46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3.169cm" fo:min-width="5.893cm"/>
      <style:paragraph-properties style:writing-mode="lr-tb"/>
    </style:style>
    <style:style style:name="gr47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996cm" fo:min-width="2.53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883cm" fo:min-width="2.5cm"/>
      <style:paragraph-properties style:writing-mode="lr-tb"/>
    </style:style>
    <style:style style:name="gr50" style:family="graphic" style:parent-style-name="standard">
      <style:graphic-properties draw:stroke="none" draw:fill="none" fo:min-height="0.629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849cm" fo:min-width="2.1cm"/>
      <style:paragraph-properties style:writing-mode="lr-tb"/>
    </style:style>
    <style:style style:name="gr5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83cm" fo:min-width="2.5cm"/>
      <style:paragraph-properties style:writing-mode="lr-tb"/>
    </style:style>
    <style:style style:name="gr53" style:family="graphic" style:parent-style-name="standard">
      <style:graphic-properties svg:stroke-color="#000000" draw:fill-color="#ffffcc" draw:textarea-horizontal-align="justify" draw:textarea-vertical-align="middle" draw:auto-grow-height="false" fo:min-height="0.61cm" fo:min-width="2.925cm" fo:wrap-option="no-wrap"/>
      <style:paragraph-properties style:writing-mode="lr-tb"/>
    </style:style>
    <style:style style:name="gr54" style:family="graphic" style:parent-style-name="standard">
      <style:graphic-properties svg:stroke-color="#000000" draw:fill-color="#ffffcc" draw:textarea-horizontal-align="justify" draw:textarea-vertical-align="middle" draw:auto-grow-height="false" fo:min-height="1.351cm" fo:min-width="4.253cm" fo:wrap-option="no-wrap"/>
      <style:paragraph-properties style:writing-mode="lr-tb"/>
    </style:style>
    <style:style style:name="gr55" style:family="graphic" style:parent-style-name="standard">
      <style:graphic-properties svg:stroke-color="#000000" draw:fill-color="#ffffcc" draw:textarea-horizontal-align="justify" draw:textarea-vertical-align="middle" draw:auto-grow-height="false" fo:min-height="0.61cm" fo:min-width="2.901cm" fo:wrap-option="no-wrap"/>
      <style:paragraph-properties style:writing-mode="lr-tb"/>
    </style:style>
    <style:style style:name="gr56" style:family="graphic" style:parent-style-name="standard">
      <style:graphic-properties svg:stroke-color="#000000" draw:fill-color="#eeeeee" draw:opacity="100%" draw:textarea-horizontal-align="justify" draw:textarea-vertical-align="middle" draw:auto-grow-height="false" fo:min-height="0.883cm" fo:min-width="3.5cm"/>
      <style:paragraph-properties style:writing-mode="lr-tb"/>
    </style:style>
    <style:style style:name="gr5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883cm" fo:min-width="3.5cm"/>
      <style:paragraph-properties style:writing-mode="lr-tb"/>
    </style:style>
    <style:style style:name="gr58" style:family="graphic" style:parent-style-name="standard">
      <style:graphic-properties svg:stroke-color="#000000" draw:fill-color="#ffffcc" draw:textarea-horizontal-align="justify" draw:textarea-vertical-align="middle" draw:auto-grow-height="false" fo:min-height="0.61cm" fo:min-width="4.087cm" fo:wrap-option="no-wrap"/>
      <style:paragraph-properties style:writing-mode="lr-tb"/>
    </style:style>
    <style:style style:name="gr59" style:family="graphic" style:parent-style-name="standard">
      <style:graphic-properties draw:stroke="solid" draw:stroke-dash="Long_20_Dash" svg:stroke-color="#000000" draw:marker-start="" draw:marker-start-width="0.3cm" draw:marker-end="Arrow_20_concave" draw:marker-end-width="0.3cm" draw:textarea-vertical-align="middle"/>
    </style:style>
    <style:style style:name="gr60" style:family="graphic" style:parent-style-name="standard">
      <style:graphic-properties draw:stroke="solid" draw:stroke-dash="Long_20_Dash" svg:stroke-color="#000000" draw:marker-start="Arrow_20_concave" draw:marker-start-width="0.3cm" draw:marker-end="Arrow_20_concave" draw:marker-end-width="0.3cm" draw:textarea-vertical-align="middle"/>
    </style:style>
    <style:style style:name="gr61" style:family="graphic" style:parent-style-name="standard">
      <style:graphic-properties draw:stroke="dash" draw:stroke-dash="Long_20_Dash" svg:stroke-color="#000000" draw:marker-start="" draw:marker-start-width="0.3cm" draw:marker-end="" draw:marker-end-width="0.3cm" draw:textarea-vertical-align="middle"/>
    </style:style>
    <style:style style:name="gr62" style:family="graphic" style:parent-style-name="standard">
      <style:graphic-properties svg:stroke-color="#000000" draw:fill-color="#ffffcc" draw:textarea-horizontal-align="justify" draw:textarea-vertical-align="middle" draw:auto-grow-height="false" fo:min-height="0.61cm" fo:min-width="4.283cm" fo:wrap-option="no-wrap"/>
      <style:paragraph-properties style:writing-mode="lr-tb"/>
    </style:style>
    <style:style style:name="gr63" style:family="graphic" style:parent-style-name="standard">
      <style:graphic-properties svg:stroke-color="#000000" draw:fill-color="#ffffcc" draw:textarea-horizontal-align="justify" draw:textarea-vertical-align="middle" draw:auto-grow-height="false" fo:min-height="0.98cm" fo:min-width="4.739cm" fo:wrap-option="no-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outline1">
      <style:graphic-properties fo:min-height="14.15cm"/>
      <style:paragraph-properties style:writing-mode="lr-tb"/>
    </style:style>
    <style:style style:name="pr13" style:family="presentation" style:parent-style-name="master-notes">
      <style:graphic-properties draw:fill-color="#ffffff" fo:min-height="13.991cm"/>
      <style:paragraph-properties style:writing-mode="lr-tb"/>
    </style:style>
    <style:style style:name="pr14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top="0cm" fo:margin-bottom="0.4cm"/>
    </style:style>
    <style:style style:name="P11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4" style:family="paragraph">
      <style:paragraph-properties fo:margin-top="0cm" fo:margin-bottom="0.4cm" fo:text-align="center"/>
    </style:style>
    <style:style style:name="P15" style:family="paragraph">
      <style:paragraph-properties style:writing-mode="lr-tb"/>
      <style:text-properties fo:font-size="44pt" fo:language="ru" fo:country="RU" style:font-size-asian="44pt" style:font-size-complex="44pt"/>
    </style:style>
    <style:style style:name="P16" style:family="paragraph">
      <style:paragraph-properties fo:margin-top="0cm" fo:margin-bottom="0.2cm"/>
    </style:style>
    <style:style style:name="P17" style:family="paragraph">
      <style:paragraph-properties fo:margin-top="0cm" fo:margin-bottom="0.4cm" style:writing-mode="lr-tb"/>
      <style:text-properties fo:language="ru" fo:country="RU"/>
    </style:style>
    <style:style style:name="P18" style:family="paragraph">
      <loext:graphic-properties draw:fill="solid" draw:fill-color="#f0e6ff"/>
      <style:paragraph-properties fo:text-align="center"/>
    </style:style>
    <style:style style:name="P19" style:family="paragraph">
      <loext:graphic-properties draw:fill="solid" draw:fill-color="#ffe1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4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23" style:family="paragraph">
      <loext:graphic-properties draw:fill="solid" draw:fill-color="#000000" draw:secondary-fill-color="#ff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4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loext:graphic-properties draw:fill="solid" draw:fill-color="#000000"/>
      <style:paragraph-properties fo:text-align="center"/>
      <style:text-properties fo:font-size="60pt" style:font-size-asian="60pt" style:font-size-complex="60pt"/>
    </style:style>
    <style:style style:name="P28" style:family="paragraph">
      <style:paragraph-properties fo:margin-left="0cm" fo:margin-right="0cm" fo:margin-top="0cm" fo:margin-bottom="0.2cm" fo:text-indent="0cm" style:writing-mode="lr-tb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 style:font-size-asian="14pt" style:font-size-complex="14pt"/>
    </style:style>
    <style:style style:name="P30" style:family="paragraph">
      <style:paragraph-properties fo:margin-left="0cm" fo:margin-right="0cm" fo:margin-top="0cm" fo:margin-bottom="0.2cm" fo:text-indent="0cm"/>
    </style:style>
    <style:style style:name="P31" style:family="paragraph">
      <loext:graphic-properties draw:fill-color="#ffe1ff"/>
      <style:paragraph-properties fo:text-align="center"/>
    </style:style>
    <style:style style:name="P32" style:family="paragraph">
      <loext:graphic-properties draw:fill-color="#f0e6ff"/>
      <style:paragraph-properties fo:text-align="center"/>
    </style:style>
    <style:style style:name="P33" style:family="paragraph">
      <loext:graphic-properties draw:fill-color="#ccffcc"/>
      <style:paragraph-properties fo:text-align="center"/>
    </style:style>
    <style:style style:name="P34" style:family="paragraph">
      <loext:graphic-properties draw:fill-color="#ffffcc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-color="#b2b2b2"/>
      <style:paragraph-properties fo:text-align="center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style:paragraph-properties fo:text-align="end" style:writing-mode="lr-tb"/>
      <style:text-properties fo:font-size="18pt" style:font-size-asian="18pt" style:font-size-complex="18pt"/>
    </style:style>
    <style:style style:name="P41" style:family="paragraph">
      <loext:graphic-properties draw:fill-color="#ffffff"/>
      <style:paragraph-properties fo:text-align="end" style:writing-mode="lr-tb"/>
      <style:text-properties fo:font-size="18pt" style:font-size-asian="18pt" style:font-size-complex="18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style:paragraph-properties fo:text-align="center" style:writing-mode="lr-tb"/>
      <style:text-properties fo:font-size="18pt" style:font-size-asian="18pt" style:font-size-complex="18pt"/>
    </style:style>
    <style:style style:name="P44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45" style:family="paragraph">
      <loext:graphic-properties draw:fill="none"/>
      <style:paragraph-properties style:writing-mode="lr-tb"/>
      <style:text-properties style:font-name="Liberation Mono1" fo:font-size="16pt" style:font-size-asian="16pt" style:font-size-complex="16pt"/>
    </style:style>
    <style:style style:name="P46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 style:font-size-asian="14pt" style:font-size-complex="14pt"/>
    </style:style>
    <style:style style:name="P47" style:family="paragraph">
      <loext:graphic-properties draw:fill-color="#ffffd7"/>
      <style:paragraph-properties fo:text-align="center"/>
    </style:style>
    <style:style style:name="P48" style:family="paragraph">
      <style:paragraph-properties fo:margin-top="0cm" fo:margin-bottom="0.5cm"/>
    </style:style>
    <style:style style:name="P49" style:family="paragraph">
      <style:paragraph-properties style:writing-mode="lr-tb"/>
      <style:text-properties fo:language="ru" fo:country="RU"/>
    </style:style>
    <style:style style:name="P50" style:family="paragraph">
      <loext:graphic-properties draw:fill="none"/>
      <style:paragraph-properties fo:text-align="start" style:writing-mode="lr-tb"/>
      <style:text-properties style:font-name="Liberation Mono1" fo:font-size="18pt" fo:language="ru" fo:country="RU"/>
    </style:style>
    <style:style style:name="P5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52" style:family="paragraph">
      <style:paragraph-properties fo:margin-top="0cm" fo:margin-bottom="0.4cm" style:writing-mode="lr-tb"/>
      <style:text-properties fo:language="ru" fo:country="RU" fo:font-style="normal" style:font-style-asian="normal" style:font-style-complex="normal"/>
    </style:style>
    <style:style style:name="P53" style:family="paragraph">
      <loext:graphic-properties draw:fill-color="#ffffff"/>
      <style:paragraph-properties fo:margin-left="0cm" fo:margin-right="0cm" fo:margin-top="0cm" fo:margin-bottom="0.4cm" fo:text-indent="0cm" style:writing-mode="lr-tb"/>
      <style:text-properties fo:font-size="14pt" fo:language="ru" fo:country="RU" style:font-size-asian="14pt" style:font-size-complex="14pt"/>
    </style:style>
    <style:style style:name="P54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55" style:family="paragraph">
      <style:paragraph-properties fo:text-align="center" style:writing-mode="lr-tb"/>
      <style:text-properties fo:font-size="16pt" style:font-size-asian="16pt" style:font-size-complex="16pt"/>
    </style:style>
    <style:style style:name="P56" style:family="paragraph">
      <style:paragraph-properties fo:text-align="end" style:writing-mode="lr-tb"/>
      <style:text-properties fo:font-size="16pt" style:font-size-asian="16pt" style:font-size-complex="16pt"/>
    </style:style>
    <style:style style:name="P57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8" style:family="paragraph">
      <loext:graphic-properties draw:fill="solid" draw:fill-color="#f0e6ff"/>
      <style:paragraph-properties fo:text-align="center" style:writing-mode="lr-tb"/>
      <style:text-properties fo:font-size="16pt" style:font-size-asian="16pt" style:font-size-complex="16pt"/>
    </style:style>
    <style:style style:name="P59" style:family="paragraph">
      <style:paragraph-properties fo:text-align="center"/>
      <style:text-properties fo:font-size="16pt" style:font-size-asian="16pt" style:font-size-complex="16pt"/>
    </style:style>
    <style:style style:name="P60" style:family="paragraph">
      <loext:graphic-properties draw:fill="none"/>
      <style:paragraph-properties style:writing-mode="lr-tb"/>
    </style:style>
    <style:style style:name="P61" style:family="paragraph">
      <loext:graphic-properties draw:fill-color="#ffffff" draw:opacity="100%"/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63" style:family="paragraph">
      <loext:graphic-properties draw:fill-color="#ffffcc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64" style:family="paragraph">
      <loext:graphic-properties draw:fill-color="#eeeeee" draw:opacity="100%"/>
      <style:paragraph-properties fo:text-align="center" style:writing-mode="lr-tb"/>
      <style:text-properties fo:font-size="16pt" style:font-size-asian="16pt" style:font-size-complex="16pt"/>
    </style:style>
    <style:style style:name="P65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66" style:family="paragraph">
      <loext:graphic-properties draw:fill-color="#ffffff"/>
      <style:paragraph-properties style:writing-mode="lr-tb"/>
      <style:text-properties fo:language="ru" fo:country="RU"/>
    </style:style>
    <style:style style:name="P67" style:family="paragraph">
      <style:paragraph-properties style:writing-mode="lr-tb"/>
      <style:text-properties fo:font-size="26pt" style:font-size-asian="26pt" style:font-size-complex="26pt"/>
    </style:style>
    <style:style style:name="P6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color="#000000" loext:opacity="100%" fo:font-size="28pt" fo:language="ru" fo:country="RU" style:font-size-asian="28pt" style:font-size-complex="2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44pt" fo:language="ru" fo:country="RU" style:font-size-asian="44pt" style:font-size-complex="44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2pt" fo:language="ru" fo:country="RU" style:font-size-asian="22pt" style:font-size-complex="22pt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Liberation Sans4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Mono1" fo:font-size="16pt" style:font-size-asian="16pt" style:font-size-complex="16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style:letter-kerning="true" style:font-name-asian="Droid Sans Fallback1" style:font-size-asian="14pt" style:font-style-asian="normal" style:font-name-complex="FreeSans" style:font-size-complex="14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5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language="ru" fo:country="RU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fo:font-size="14pt" fo:language="ru" fo:country="RU" style:font-size-asian="14pt" style:font-size-complex="14pt"/>
    </style:style>
    <style:style style:name="T32" style:family="text">
      <style:text-properties style:text-position="0% 100%" fo:font-size="14pt" fo:language="ru" fo:country="RU" fo:font-style="italic" style:font-size-asian="14pt" style:font-style-asian="italic" style:font-size-complex="14pt" style:font-style-complex="italic"/>
    </style:style>
    <style:style style:name="T33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4" style:family="text">
      <style:text-properties style:font-name="Liberation Mono1" fo:font-size="18pt" fo:language="ru" fo:country="RU"/>
    </style:style>
    <style:style style:name="T35" style:family="text">
      <style:text-properties style:use-window-font-color="true" loext:opacity="0%" fo:font-size="14pt" fo:language="ru" fo:country="RU" fo:background-color="transparent" style:font-size-asian="14pt" style:font-size-complex="14pt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italic" fo:text-shadow="none" style:text-underline-style="none" fo:font-weight="normal" style:letter-kerning="true" style:font-name-asian="Droid Sans Fallback1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6pt" fo:language="ru" fo:country="RU" style:font-size-asian="6pt" style:font-size-complex="6pt"/>
    </style:style>
    <style:style style:name="T41" style:family="text">
      <style:text-properties fo:font-size="16pt" fo:language="ru" fo:country="RU" style:font-size-asian="16pt" style:font-size-complex="16pt"/>
    </style:style>
    <style:style style:name="T42" style:family="text">
      <style:text-properties fo:font-size="16pt" fo:language="en" fo:country="US" style:font-size-asian="16pt" style:font-size-complex="16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2pt" fo:font-style="italic" style:font-size-asian="12pt" style:font-style-asian="italic" style:font-size-complex="12pt" style:font-style-complex="italic"/>
    </style:style>
    <style:style style:name="T45" style:family="text">
      <style:text-properties fo:font-size="12pt" fo:font-style="normal" style:font-size-asian="12pt" style:font-style-asian="normal" style:font-size-complex="12pt" style:font-style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fo:background-color="transparent" style:font-name-asian="Droid Sans Fallback1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fo:background-color="transparent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loext:opacity="0%" fo:font-size="14pt" fo:language="ru" fo:country="RU" fo:font-style="normal" style:text-underline-style="none" fo:background-color="transparent" style:font-size-asian="14pt" style:font-style-asian="normal" style:font-size-complex="14pt" style:font-style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fo:background-color="transparent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fo:background-color="transparent" style:font-name-asian="Liberation Sans1" style:font-size-asian="14pt" style:font-style-asian="italic" style:font-weight-asian="normal" style:font-name-complex="Liberation 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fo:font-size="14pt" fo:language="ru" fo:country="RU" fo:font-style="normal" style:text-underline-style="none" fo:background-color="transparent" style:font-size-asian="14pt" style:font-style-asian="normal" style:font-size-complex="14pt" style:font-style-complex="normal"/>
    </style:style>
    <style:style style:name="T53" style:family="text">
      <style:text-properties style:use-window-font-color="true" loext:opacity="0%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T54" style:family="text">
      <style:text-properties style:use-window-font-color="true" loext:opacity="0%" fo:font-size="14pt" fo:language="ru" fo:country="RU" fo:font-style="normal" style:text-underline-style="solid" style:text-underline-width="auto" style:text-underline-color="font-color" fo:background-color="transparent" style:font-size-asian="14pt" style:font-style-asian="normal" style:font-size-complex="14pt" style:font-style-complex="normal"/>
    </style:style>
    <style:style style:name="T55" style:family="text">
      <style:text-properties style:use-window-font-color="true" loext:opacity="0%" fo:font-size="14pt" fo:language="ru" fo:country="RU" fo:font-style="italic" style:text-underline-style="none" fo:background-color="transparent" style:font-size-asian="14pt" style:font-style-asian="italic" style:font-size-complex="14pt" style:font-style-complex="italic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59" style:family="text">
      <style:text-properties style:use-window-font-color="true" loext:opacity="0%" fo:font-size="14pt" fo:language="ru" fo:country="RU" style:text-underline-style="none" fo:background-color="transparent" style:font-size-asian="14pt" style:font-size-complex="14pt"/>
    </style:style>
    <style:style style:name="T60" style:family="text">
      <style:text-properties fo:color="#000000" loext:opacity="100%" fo:language="ru" fo:country="RU"/>
    </style:style>
    <style:style style:name="T61" style:family="text">
      <style:text-properties fo:language="uk" fo:country="UA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Управление транзакциям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64-битные номера транзакций</text:span></text:p>
              </text:list-item>
              <text:list-item>
                <text:p text:style-name="P10"><text:span text:style-name="T12">Автономные транзакции</text:span></text:p>
              </text:list-item>
              <text:list-item>
                <text:p text:style-name="P10"><text:span text:style-name="T12">Встроенный пул соединен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1">64-битные транзакции</text:span></text:p>
          </draw:text-box>
        </draw:frame>
        <draw:frame presentation:style-name="pr7" draw:text-style-name="P8" draw:layer="layout" svg:width="25.199cm" svg:height="12.179cm" svg:x="1.2cm" svg:y="4.8cm" presentation:class="outline">
          <draw:text-box>
            <text:list text:style-name="L3">
              <text:list-item>
                <text:p text:style-name="P10"><text:span text:style-name="T12">Формат данных</text:span></text:p>
              </text:list-item>
            </text:list>
            <text:p text:style-name="P9"><text:span text:style-name="T13">Заморозка</text:span></text:p>
            <text:p text:style-name="P9"><text:span text:style-name="T13"/></text:p>
            <text:list text:continue-numbering="true" text:style-name="L3"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header>
                <text:p text:style-name="P14"><text:span text:style-name="T14">32-битные номера</text:span></text:p>
              </text:list-header>
            </text:list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PostgreSQL, Postgres Pro Standard</text:span></text:p>
                <text:list>
                  <text:list-item>
                    <text:p><text:span text:style-name="T15">32-х разрядный xid (~ 4 млрд. </text:span><text:span text:style-name="T16">транзакций)</text:span></text:p>
                  </text:list-item>
                  <text:list-item>
                    <text:p text:style-name="P16"><text:span text:style-name="T16">зацикливание идентификаторов</text:span></text:p>
                  </text:list-item>
                  <text:list-item>
                    <text:p><text:span text:style-name="T16">необходимость заморозки</text:span></text:p>
                    <text:p><text:span text:style-name="T16"/></text:p>
                  </text:list-item>
                </text:list>
              </text:list-item>
              <text:list-item>
                <text:p><text:span text:style-name="T12"/></text:p>
              </text:list-item>
            </text:list>
          </draw:text-box>
        </draw:frame>
        <draw:custom-shape draw:style-name="gr3" draw:text-style-name="P18" draw:layer="layout" svg:width="10cm" svg:height="10cm" draw:transform="rotate (-1.0471975511966) translate (22.229cm 5.52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9" draw:layer="layout" svg:width="10cm" svg:height="10cm" draw:transform="rotate (1.0471975511966) translate (13.568cm 14.181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20" draw:layer="layout" svg:width="10cm" svg:height="10cm" draw:transform="rotate (-1.0471975511966) translate (22.229cm 5.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0" draw:layer="layout" svg:x1="17.896cm" svg:y1="8.022cm" svg:x2="22.9cm" svg:y2="16.68cm">
          <text:p/>
        </draw:line>
        <draw:custom-shape draw:style-name="gr7" draw:text-style-name="P21" draw:layer="layout" svg:width="0.2cm" svg:height="0.2cm" draw:transform="rotate (-1.0471975511966) translate (20.435cm 12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3" draw:layer="layout" svg:width="9cm" svg:height="9cm" draw:transform="rotate (-2.61799387799149) translate (26.544cm 13.979cm)">
          <text:p text:style-name="P22"><text:span text:style-name="T17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specularity="122%" draw:extrusion-diffusion="122%" draw:extrusion-viewpoint="(0cm 0cm 25cm)" draw:extrusion-origin="0 0" draw:extrusion-skew="0 0" draw:extrusion-depth="0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9" draw:text-style-name="P23" draw:layer="layout" svg:width="8.8cm" svg:height="8.8cm" draw:transform="rotate (0.523598775598299) translate (14.37cm 10.808cm)">
          <text:p text:style-name="P22"><text:span text:style-name="T17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specularity="122%" draw:extrusion-diffusion="122%" draw:extrusion-viewpoint="(0cm 0cm 25cm)" draw:extrusion-origin="0 0" draw:extrusion-skew="0 0" draw:extrusion-depth="0cm 0" draw:extrusion-color="true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0" draw:text-style-name="P24" draw:layer="layout" svg:width="1cm" svg:height="1cm" svg:x="19.901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draw:layer="layout" svg:width="1cm" svg:height="1cm" draw:transform="rotate (-0.698131700797732) translate (23.04cm 7.448cm)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6" draw:layer="layout" svg:width="1cm" svg:height="1cm" draw:transform="rotate (-2.6178193450663) translate (23.588cm 16.838cm)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27" draw:layer="layout" svg:width="0.893cm" svg:height="0.999cm" svg:x="19.951cm" svg:y="6.852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custom-shape draw:style-name="gr11" draw:text-style-name="P26" draw:layer="layout" svg:width="1cm" svg:height="1cm" draw:transform="rotate (-1.5707963267949) translate (25.802cm 12.153cm)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1" draw:text-style-name="P29" draw:layer="layout" svg:width="16.799cm" svg:height="13.364cm" svg:x="2.1cm" svg:y="14.107cm" presentation:class="notes" presentation:user-transformed="true">
            <draw:text-box>
              <text:p text:style-name="P28"><text:span text:style-name="T8">32-битные идентификаторы транзакций допускают примерно четыре миллиарда уникальных значений. В современных реалиях при большой нагрузке идентификаторы могут закончиться через несколько дней и работа СУБД станет невозможна. Поэтому применяют заморозку: версии строк с достаточно большими xmin помечаются как очень старые и, следовательно, видимые во всех снимках данных. После заморозки версий с определенным номером во всех таблицах кластера номер можно использовать повторно (т. н. transaction wraparound).</text:span></text:p>
              <text:p text:style-name="P28"><text:span text:style-name="T8">Заморозка </text:span><text:span text:style-name="T6">выполняется как одна из задач процесса очистки и активно использует подсистему ввода-вывода. При большой нагрузке требуется постоянно мониторить сервер и принимать оперативные меры, если заморозка не успевает освобождать номера транзакций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Postgres Pro Enterprise</text:span></text:p>
                <text:list>
                  <text:list-item>
                    <text:p text:style-name="P30"><text:span text:style-name="T16">64-х разрядный счетчик транзакций</text:span></text:p>
                  </text:list-item>
                  <text:list-item>
                    <text:p text:style-name="P9"><text:span text:style-name="T16">не подвержены зацикливанию</text:span></text:p>
                  </text:list-item>
                  <text:list-item>
                    <text:p text:style-name="P9"><text:span text:style-name="T16"/></text:p>
                  </text:list-item>
                </text:list>
              </text:list-item>
            </text:list>
          </draw:text-box>
        </draw:frame>
        <draw:custom-shape draw:style-name="gr13" draw:text-style-name="P31" draw:layer="layout" svg:width="0.176cm" svg:height="0.341cm" svg:x="19.525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2.099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1.934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64-битные номера</text:span></text:p>
              </text:list-item>
            </text:list>
          </draw:text-box>
        </draw:frame>
        <draw:custom-shape draw:style-name="gr13" draw:text-style-name="P31" draw:layer="layout" svg:width="0.172cm" svg:height="0.341cm" svg:x="19.177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draw:layer="layout" svg:width="0.165cm" svg:height="0.341cm" svg:x="19.701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draw:layer="layout" svg:width="0.176cm" svg:height="0.341cm" svg:x="19.866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1" draw:layer="layout" svg:width="0.187cm" svg:height="0.341cm" svg:x="20.031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2" draw:layer="layout" svg:width="0.165cm" svg:height="0.339cm" svg:x="20.218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2" draw:layer="layout" svg:width="0.176cm" svg:height="0.342cm" svg:x="20.383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0.559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0.724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0.9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1.076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1.241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1.417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1.593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1.7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5.718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5.883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65cm" svg:height="0.341cm" svg:x="26.059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0.176cm" svg:height="0.341cm" svg:x="26.224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0.165cm" svg:height="0.341cm" svg:x="16.43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76cm" svg:height="0.341cm" svg:x="15.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65cm" svg:height="0.341cm" svg:x="15.576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76cm" svg:height="0.341cm" svg:x="15.741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76cm" svg:height="0.341cm" svg:x="15.917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65cm" svg:height="0.341cm" svg:x="16.093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4" draw:layer="layout" svg:width="0.176cm" svg:height="0.341cm" svg:x="16.258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0.176cm" svg:height="0.341cm" svg:x="16.59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3" draw:layer="layout" svg:width="0.176cm" svg:height="0.341cm" svg:x="16.775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6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5.917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6.258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6.59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16.951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17.292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7.633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7.97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8.315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18.667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19.008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9.34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19.6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0.031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0.383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0.72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1.065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1.406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1.758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2.09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2.451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2.792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3.133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3.47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3.815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4.167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4.508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4.84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5.19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5.542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25.883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76cm" svg:height="11cm" svg:x="26.22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0.517cm" svg:height="0.341cm" svg:x="16.43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8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0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5" draw:layer="layout" svg:width="0.165cm" svg:height="11cm" svg:x="15.576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11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1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12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3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13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4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1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5" draw:layer="layout" svg:width="11cm" svg:height="0.352cm" svg:x="15.4cm" svg:y="16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11cm" svg:height="0.341cm" svg:x="15.4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11cm" svg:height="11cm" svg:x="15.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2.057cm" svg:height="0.341cm" svg:x="20.21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1.041cm" svg:height="0.341cm" svg:x="19.177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6" draw:layer="layout" svg:width="5.176cm" svg:height="0.806cm" svg:x="21.525cm" svg:y="5.722cm">
          <draw:text-box>
            <text:p><text:span text:style-name="T18">табличная страница</text:span></text:p>
          </draw:text-box>
        </draw:frame>
        <draw:custom-shape draw:style-name="gr27" draw:text-style-name="P24" draw:layer="layout" svg:width="0.176cm" svg:height="0.341cm" svg:x="15.617cm" svg:y="18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7" draw:layer="layout" svg:width="2.022cm" svg:height="0.645cm" svg:x="15.697cm" svg:y="17.98cm">
          <draw:text-box>
            <text:p><text:span text:style-name="T19">– </text:span><text:span text:style-name="T19">4 байта</text:span></text:p>
          </draw:text-box>
        </draw:frame>
        <draw:custom-shape draw:style-name="gr29" draw:text-style-name="P38" draw:layer="layout" svg:width="0.176cm" svg:height="0.341cm" svg:x="25.883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0.165cm" svg:height="0.341cm" svg:x="26.059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0.176cm" svg:height="0.341cm" svg:x="26.224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0.165cm" svg:height="0.341cm" svg:x="25.718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9" draw:layer="layout" svg:width="0.176cm" svg:height="0.341cm" svg:x="25.542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9" draw:layer="layout" svg:width="0.171cm" svg:height="0.341cm" svg:x="25.371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1.029cm" svg:height="0.341cm" svg:x="25.371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1" draw:layer="layout" svg:width="3cm" svg:height="1.2cm" svg:x="2.329cm" svg:y="14.346cm">
          <text:p text:style-name="P40"><text:span text:style-name="T20">база x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20" draw:layer="layout" draw:type="curve" svg:x1="11.795cm" svg:y1="14.972cm" svg:x2="25.542cm" svg:y2="17.223cm" draw:start-shape="id1" draw:start-glue-point="1" draw:end-shape="id2" draw:end-glue-point="0" svg:d="M11795 14972c9165 0 13747 750 13747 2251" svg:viewBox="0 0 13748 2252">
          <text:p/>
        </draw:connector>
        <draw:custom-shape draw:style-name="gr34" draw:text-style-name="P41" draw:layer="layout" svg:width="4.115cm" svg:height="1.2cm" svg:x="4.314cm" svg:y="12.129cm">
          <text:p text:style-name="P40"><text:span text:style-name="T20">поле xmin</text:span></text:p>
          <draw:enhanced-geometry svg:viewBox="0 0 21600 21600" draw:type="rectangle" draw:enhanced-path="M 0 0 L 21600 0 21600 21600 0 21600 0 0 Z N"/>
        </draw:custom-shape>
        <draw:connector draw:style-name="gr33" draw:text-style-name="P20" draw:layer="layout" draw:type="curve" svg:x1="11.795cm" svg:y1="12.823cm" svg:x2="19.435cm" svg:y2="11.698cm" draw:start-shape="id3" draw:start-glue-point="1" draw:end-shape="id4" draw:end-glue-point="2" svg:d="M11795 12823c5094 0 7640-375 7640-1125" svg:viewBox="0 0 7641 1126">
          <text:p/>
        </draw:connector>
        <draw:custom-shape draw:style-name="gr35" draw:text-style-name="P42" xml:id="id4" draw:id="id4" draw:layer="layout" svg:width="0.175cm" svg:height="0.341cm" svg:x="19.34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xml:id="id2" draw:id="id2" draw:layer="layout" svg:width="0.342cm" svg:height="0.341cm" svg:x="25.371cm" svg:y="1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4" draw:layer="layout" svg:width="1.187cm" svg:height="1.2cm" svg:x="9.519cm" svg:y="13.329cm">
          <text:p text:style-name="P43"><text:span text:style-name="T20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4" draw:layer="layout" svg:width="1.357cm" svg:height="1.2cm" svg:x="9.449cm" svg:y="15.429cm">
          <text:p text:style-name="P43"><text:span text:style-name="T20">=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2cm" svg:height="1.2cm" svg:x="3.329cm" svg:y="16.429cm">
          <text:p text:style-name="P40"><text:span text:style-name="T20">xmin</text:span></text:p>
          <draw:enhanced-geometry svg:viewBox="0 0 21600 21600" draw:type="rectangle" draw:enhanced-path="M 0 0 L 21600 0 21600 21600 0 21600 0 0 Z N"/>
        </draw:custom-shape>
        <draw:frame draw:style-name="gr40" draw:text-style-name="P45" xml:id="id1" draw:id="id1" draw:layer="layout" svg:width="6.3cm" svg:height="0.89cm" svg:x="5.495cm" svg:y="14.527cm">
          <draw:text-box>
            <text:p><text:span text:style-name="T21">000000c3 0fe9a1be</text:span></text:p>
          </draw:text-box>
        </draw:frame>
        <draw:frame draw:style-name="gr40" draw:text-style-name="P45" xml:id="id3" draw:id="id3" draw:layer="layout" svg:width="3.21cm" svg:height="0.89cm" svg:x="8.585cm" svg:y="12.378cm">
          <draw:text-box>
            <text:p><text:span text:style-name="T21">00000006</text:span></text:p>
          </draw:text-box>
        </draw:frame>
        <draw:frame draw:style-name="gr40" draw:text-style-name="P45" draw:layer="layout" svg:width="6.3cm" svg:height="0.89cm" svg:x="5.495cm" svg:y="16.652cm">
          <draw:text-box>
            <text:p><text:span text:style-name="T21">000000c3 0fe9a1c4</text:span></text:p>
          </draw:text-box>
        </draw:frame>
        <draw:custom-shape draw:style-name="gr41" draw:text-style-name="P20" draw:layer="layout" svg:width="1.034cm" svg:height="0.341cm" svg:x="15.4cm" svg:y="6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46" draw:layer="layout" svg:width="16.799cm" svg:height="13.364cm" svg:x="2.1cm" svg:y="14.107cm" presentation:class="notes" presentation:user-transformed="true">
            <draw:text-box>
              <text:p text:style-name="P28"><text:span text:style-name="T8">Использование 64-битного счетчика позволило бы иметь практически бесконечное число </text:span><text:span text:style-name="T6">идентификаторов транзакций, отказаться от их повторного использования и связанных с этим действий по администрированию.</text:span></text:p>
              <text:p text:style-name="P28"><text:span text:style-name="T6">Но простое увеличение разрядности идентификаторов привело бы</text:span><text:span text:style-name="T6"><text:line-break/></text:span><text:span text:style-name="T6">к увеличению размера заголовков версий строк и, как следствие,</text:span><text:span text:style-name="T6"><text:line-break/></text:span><text:span text:style-name="T6">к повышенному расходу дискового пространства и ресурсов ввода-вывода при обработке данных.</text:span></text:p>
              <text:p text:style-name="P28"><text:span text:style-name="T22">Поэтому в Postgres Pro Enterprise реализован компромиссный</text:span><text:span text:style-name="T8"> вариант 64-х битных идентификаторов: в специальной области в конце страницы хранится 64-битное </text:span><text:span text:style-name="T23">базовое значение</text:span><text:span text:style-name="T8"> xid</text:span><text:span text:style-name="T6">, а в полях xmin и xmax заголовка версии строки — 32-битное </text:span><text:span text:style-name="T24">смещение</text:span><text:span text:style-name="T6">. 64-битный номер транзакции xmin или xmax вычисляется сложением базового значения и значения, хранящегося в заголовке версии строки.</text:span></text:p>
              <text:p text:style-name="P28"><text:span text:style-name="T6">Такой же формат применяется для идентификаторов мультитранзакций: базовое значение хранится в специальной области страницы, а смещение — в поле xmax заголовка версии строки.</text:span></text:p>
              <text:p text:style-name="P28"><text:span text:style-name="T25"><text:a xlink:href="https://habr.com/ru/company/postgrespro/blog/707968/" xlink:type="simple">https://habr.com/ru/company/postgrespro/blog/707968/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Заморозка</text:span></text:p>
              </text:list-item>
            </text:list>
          </draw:text-box>
        </draw:frame>
        <draw:custom-shape draw:style-name="gr42" draw:text-style-name="P47" draw:layer="layout" svg:width="3.1cm" svg:height="1.248cm" svg:x="12.55cm" svg:y="1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7" draw:layer="layout" svg:width="3.1cm" svg:height="1.248cm" svg:x="15.75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инхронная</text:span></text:p>
                <text:list>
                  <text:list-item>
                    <text:p text:style-name="P48"><text:span text:style-name="T16">если смещения не хватает и необходимо увеличить базовое значение </text:span></text:p>
                  </text:list-item>
                </text:list>
              </text:list-item>
              <text:list-item>
                <text:p text:style-name="P9"><text:span text:style-name="T12">При очистке</text:span></text:p>
                <text:list>
                  <text:list-item>
                    <text:p text:style-name="P10"><text:span text:style-name="T16">уменьшает pg_xact и pg_multixact</text:span></text:p>
                  </text:list-item>
                  <text:list-item>
                    <text:p text:style-name="P16"><text:span text:style-name="T26">vacuum_freeze_min_age</text:span><text:span text:style-name="T16"> = 50 млн</text:span></text:p>
                  </text:list-item>
                  <text:list-item>
                    <text:p text:style-name="P16"><text:span text:style-name="T16">﻿</text:span><text:span text:style-name="T26">vacuum_freeze_table_age</text:span><text:span text:style-name="T16"> = 150 млн</text:span></text:p>
                  </text:list-item>
                  <text:list-item>
                    <text:p text:style-name="P10"><text:span text:style-name="T26">autovacuum_freeze_max_age</text:span><text:span text:style-name="T16"> = 10 млрд</text:span></text:p>
                  </text:list-item>
                  <text:list-item>
                    <text:p text:style-name="P16"><text:span text:style-name="T16">﻿</text:span><text:span text:style-name="T26">vacuum_multixact_freeze_min_age</text:span><text:span text:style-name="T16"> = 5 млн</text:span></text:p>
                  </text:list-item>
                  <text:list-item>
                    <text:p text:style-name="P16"><text:span text:style-name="T16">﻿</text:span><text:span text:style-name="T26">vacuum_multixact_freeze_table_age</text:span><text:span text:style-name="T16"> = 150 млн</text:span></text:p>
                  </text:list-item>
                  <text:list-item>
                    <text:p text:style-name="P16"><text:span text:style-name="T26">autovacuum_multixact_freeze_max_age</text:span><text:span text:style-name="T16"> = 20 млрд</text:span></text:p>
                  </text:list-item>
                </text:list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46" draw:layer="layout" svg:width="16.799cm" svg:height="13.364cm" svg:x="2.1cm" svg:y="14.107cm" presentation:class="notes" presentation:user-transformed="true">
            <draw:text-box>
              <text:p text:style-name="P28"><text:span text:style-name="T8">Поскольку смещения в заголовке версии строки 32-битные, диапазон значений xid в пределах страницы — от базового до базового плюс</text:span><text:span text:style-name="T8"><text:line-break/></text:span><text:span text:style-name="T8">2</text:span><text:span text:style-name="T27">32</text:span><text:span text:style-name="T28">−</text:span><text:span text:style-name="T29">1</text:span><text:span text:style-name="T30">. Если в какую-либо версию строки на странице нужно записать больший номер, сервер увеличивает базовое значение xid. Если при этом версии строк с небольшими номерами xid препятствуют такому увеличению, сервер </text:span><text:span text:style-name="T31">замораживает эти версии «на лету».</text:span></text:p>
              <text:p text:style-name="P28"><text:span text:style-name="T31">Поскольку 64-битные номера транзакций не используются повторно, своевременная заморозка не критична для работы многоверсионности: параметр </text:span><text:span text:style-name="T32">autovacuum_freeze_max_age</text:span><text:span text:style-name="T31"> имеет значение по умолчанию 10 млрд вместо 200 млн в обычном PostgreSQL, и значение </text:span><text:span text:style-name="T32">autovacuum_multixact_freeze_max_age</text:span><text:span text:style-name="T31"> также увеличено. Однако заморозка все же выполняется как часть процедуры очистки, чтобы уменьшать размер CLOG (подкаталога pg_xact) и статусов мультитранзакций (pg_multixact).</text:span></text:p>
              <text:p text:style-name="P28"><text:span text:style-name="T30">Ограничением этого решения является то, что очень долгие транзакции (возраст которой превышает 2</text:span><text:span text:style-name="T27">32</text:span><text:span text:style-name="T30">), удерживающие снимок, будут мешать замораживать версии строк. Поэтому, хотя необходимость в регулярной заморозке отпадает, долгих транзакций по-прежнему стоит избегать.</text:span></text:p>
              <text:p text:style-name="P28"><text:span text:style-name="T33"><text:a xlink:href="https://postgrespro.ru/docs/enterprise/16/routine-vacuuming#VACUUM-FOR-WRAPAROUND" xlink:type="simple">https://postgrespro.ru/docs/enterprise/16/routine-vacuuming#VACUUM-FOR-WRAPAROUND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9" draw:text-style-name="P49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2" draw:text-style-name="P49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5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1">Автономные транзакции</text:span></text:p>
          </draw:text-box>
        </draw:frame>
        <draw:frame presentation:style-name="pr7" draw:text-style-name="P8" draw:layer="layout" svg:width="25.199cm" svg:height="12.179cm" svg:x="1.2cm" svg:y="4.7cm" presentation:class="outline" presentation:user-transformed="true">
          <draw:text-box>
            <text:list text:style-name="L3">
              <text:list-item>
                <text:p text:style-name="P10"><text:span text:style-name="T12">Устройство автономных транзакций</text:span></text:p>
              </text:list-item>
              <text:list-item>
                <text:p text:style-name="P10"><text:span text:style-name="T12">Видимость данных в автономных транзакциях</text:span></text:p>
              </text:list-item>
              <text:list-item>
                <text:p text:style-name="P10"><text:span text:style-name="T12">Автономные транзакции в SQL</text:span></text:p>
              </text:list-item>
              <text:list-item>
                <text:p text:style-name="P10"><text:span text:style-name="T12">Автономные транзакции в PL/pgSQL и PL/Python</text:span></text:p>
              </text:list-item>
              <text:list-item>
                <text:p text:style-name="P10"><text:span text:style-name="T12">Ограничения автономных транзакц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9" draw:text-style-name="P49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2" draw:text-style-name="P49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5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Видимость</text:span></text:p>
              </text:list-item>
            </text:list>
          </draw:text-box>
        </draw:frame>
        <draw:frame presentation:style-name="pr10" draw:text-style-name="P5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нимки родительской и автономных транзакций независимы</text:span></text:p>
                <text:list>
                  <text:list-item>
                    <text:p text:style-name="P16"><text:span text:style-name="T16">Read Committed видит изменения</text:span></text:p>
                  </text:list-item>
                  <text:list-item>
                    <text:p text:style-name="P48"><text:span text:style-name="T16">Repeatable Read, Serializable не видят изменений</text:span></text:p>
                  </text:list-item>
                </text:list>
              </text:list-item>
              <text:list-item>
                <text:p><text:span text:style-name="T12">Возможны взаимоблокировк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29" draw:layer="layout" svg:width="16.799cm" svg:height="13.364cm" svg:x="2.1cm" svg:y="14.107cm" presentation:class="notes" presentation:user-transformed="true">
            <draw:text-box>
              <text:p text:style-name="P28"><text:span text:style-name="T35">Родительская и дочерняя автономная транзакция используют собственные снимки данных, время жизни которых зависит от уровня изоляции. Поэтому родительская транзакция с уровнем изоляции Read Committed будет видеть все изменения дочерних автономных транзакций, а родительская с уровнем изоляции Repeatable Read или Serializable не увидит никаких изменений.</text:span></text:p>
              <text:p text:style-name="P28"><text:span text:style-name="T35">Автономная транзакция может вызвать взаимоблокировку, если она попытается получить блокировку ресурса, уже заблокированного родительской транзакцией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Ограничения</text:span></text:p>
              </text:list-item>
            </text:list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6">max_autonomous_transactions = 100</text:span></text:p>
              </text:list-item>
              <text:list-item>
                <text:p text:style-name="P9"><text:span text:style-name="T12">Вложенность до 128 уровней</text:span></text:p>
              </text:list-item>
              <text:list-item>
                <text:p text:style-name="P9"><text:span text:style-name="T12">Не поддерживается блокировка FOR UPDATE</text:span></text:p>
              </text:list-item>
              <text:list-item>
                <text:p text:style-name="P10"><text:span text:style-name="T12">Нельзя обращаться к временным схемам</text:span></text:p>
              </text:list-item>
              <text:list-item>
                <text:p text:style-name="P10"><text:span text:style-name="T12">Нельзя изменить уровень изоляции в PL/pgSQL и PL/Python</text:span></text:p>
              </text:list-item>
              <text:list-item>
                <text:p text:style-name="P10"><text:span text:style-name="T12">Не поддерживаются в расширениях</text:span></text:p>
                <text:list>
                  <text:list-header>
                    <text:p text:style-name="P16"><text:span text:style-name="T16">in_memory</text:span></text:p>
                  </text:list-header>
                  <text:list-item>
                    <text:p text:style-name="P48"><text:span text:style-name="T16">online_analyze</text:span></text:p>
                  </text:list-item>
                </text:list>
              </text:list-item>
              <text:list-item>
                <text:p><text:span text:style-name="T12">Нельзя использовать слоты логической репликаци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53" draw:layer="layout" svg:width="16.799cm" svg:height="13.364cm" svg:x="2.1cm" svg:y="14.107cm" presentation:class="notes" presentation:user-transformed="true">
            <draw:text-box>
              <text:p text:style-name="P28"><text:span text:style-name="T37">Во всех сеансах можно запустить не более </text:span><text:span text:style-name="T23">max_autonomous_transactions</text:span><text:span text:style-name="T8"> автономных транзакций </text:span><text:span text:style-name="T6">одновременно (по умолчанию 100).</text:span></text:p>
              <text:p text:style-name="P28"><text:span text:style-name="T6">Глубина вложенности автономных транзакций — не более 128.</text:span></text:p>
              <text:p text:style-name="P28"><text:span text:style-name="T8">FOR UPDATE не поддерживается, поэтому, например, нельзя заблокировать строку в родительской транзакции, а в дочерней автономной </text:span><text:span text:style-name="T6">пропустить ее с помощью SKIP LOCKED.</text:span></text:p>
              <text:p text:style-name="P28"><text:span text:style-name="T6">В автономной транзакции нельзя обращаться к объектам временных схем, в частности, ко временным таблицам.</text:span></text:p>
              <text:p text:style-name="P28"><text:span text:style-name="T6">В блоке PL/pgSQL и методе PL/Python нельзя задать уровень изоляции автономной транзакции, отличающийся от текущего.</text:span></text:p>
              <text:p text:style-name="P28"><text:span text:style-name="T6">Автономные транзакции не работают с расширениями in_memory и online_analyze.</text:span></text:p>
              <text:p text:style-name="P28"><text:span text:style-name="T6">В автономной транзакции нельзя использовать слоты логической репликации.</text:span></text:p>
              <text:p text:style-name="P28"><text:span text:style-name="T33"><text:a xlink:href="https://postgrespro.ru/docs/enterprise/16/atx" xlink:type="simple">https://postgrespro.ru/docs/enterprise/16/atx</text:a>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9" draw:text-style-name="P49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2" draw:text-style-name="P49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5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1">Пул соединений</text:span></text:p>
          </draw:text-box>
        </draw:frame>
        <draw:frame presentation:style-name="pr7" draw:text-style-name="P8" draw:layer="layout" svg:width="25.199cm" svg:height="12.179cm" svg:x="1.2cm" svg:y="4.7cm" presentation:class="outline" presentation:user-transformed="true">
          <draw:text-box>
            <text:list text:style-name="L3">
              <text:list-item>
                <text:p text:style-name="P10"><text:span text:style-name="T12">Проблема и решения </text:span></text:p>
              </text:list-item>
              <text:list-item>
                <text:p text:style-name="P10"><text:span text:style-name="T38">Встроенный пул</text:span></text:p>
              </text:list-item>
              <text:list-item>
                <text:p text:style-name="P10"><text:span text:style-name="T12">Подключение</text:span></text:p>
              </text:list-item>
              <text:list-item>
                <text:p text:style-name="P10"><text:span text:style-name="T12">Ограничения пула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Проблема и решения</text:span></text:p>
              </text:list-item>
            </text:list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Один сеанс — один обслуживающий процесс</text:span></text:p>
                <text:list>
                  <text:list-item>
                    <text:p text:style-name="P16"><text:span text:style-name="T16">повышенный расход ресурсов</text:span></text:p>
                  </text:list-item>
                  <text:list-item>
                    <text:p text:style-name="P16"><text:span text:style-name="T16">увеличение конкуренции</text:span></text:p>
                  </text:list-item>
                  <text:list-item>
                    <text:p text:style-name="P48"><text:span text:style-name="T16">прогрев локальных кешей</text:span></text:p>
                  </text:list-item>
                </text:list>
              </text:list-item>
              <text:list-item>
                <text:p text:style-name="P10"><text:span text:style-name="T12">Пул соединений в сервере приложений или драйвере</text:span></text:p>
                <text:list>
                  <text:list-item>
                    <text:p text:style-name="P48"><text:span text:style-name="T16">J2EE, JDBC, ODBC, node-postgres, Psycopg2</text:span></text:p>
                  </text:list-item>
                </text:list>
              </text:list-item>
              <text:list-item>
                <text:p text:style-name="P10"><text:span text:style-name="T12">Пул соединений как сторонний продукт</text:span></text:p>
                <text:list>
                  <text:list-item>
                    <text:p text:style-name="P48"><text:span text:style-name="T16">PgBouncer, Odyssey</text:span></text:p>
                  </text:list-item>
                </text:list>
              </text:list-item>
              <text:list-item>
                <text:p><text:span text:style-name="T12">Встроенный пул Postgres Pro Enterprise сохраняет</text:span><text:span text:style-name="T12"><text:line-break/></text:span><text:span text:style-name="T12">контекст сеанс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29" draw:layer="layout" svg:width="16.799cm" svg:height="13.364cm" svg:x="2.094cm" svg:y="14.107cm">
            <draw:text-box>
              <text:p text:style-name="P28"><text:span text:style-name="T35">Простейшая архитектура, при которой для каждого клиентского соединения запускается отдельный обслуживающий процесс, имеет ряд недостатков, которые при большом количестве клиентов становятся критичными. Увеличивается конкуренция при обращении</text:span><text:span text:style-name="T35"><text:line-break/></text:span><text:span text:style-name="T35">к ресурсам, растут накладные расходы на запуск процессов</text:span><text:span text:style-name="T35"><text:line-break/></text:span><text:span text:style-name="T35">(в частности, на наполнение кешей) и освобождение ресурсов при их завершении. Кроме того, размер многих структур в общей памяти сервера пропорционален числу клиентских соединений.</text:span></text:p>
              <text:p text:style-name="P28"><text:span text:style-name="T39">По этим причинам в нагруженные многопользовательские системы добавляют пул соединений, позволяющий нескольким клиентам использовать одно соединение с сервером. Как правило, для этого либо применяют отдельное решение, такое как PgBouncer или Odyssey, либо задействуют возможности сервера приложений или драйвера PostgreSQL.</text:span></text:p>
              <text:p text:style-name="P28"><text:span text:style-name="T39">При таком подходе администратору приходится обслуживать дополнительную компоненту архитектуры, а разработчику — учитывать особенности работы </text:span><text:span text:style-name="T35">приложения с пулом соединений.</text:span></text:p>
              <text:p text:style-name="P28"><text:span text:style-name="T35">Встроенный пул соединений Postgres Pro Enterprise позволяет воспользоваться преимуществами пула, сохранив при этом большинство возможностей, связанных с контекстом сеанса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custom-shape draw:style-name="gr44" draw:text-style-name="P54" xml:id="id20" draw:id="id20" draw:layer="layout" svg:width="2.6cm" svg:height="1.099cm" svg:x="1.634cm" svg:y="12.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20.84cm" svg:height="14.574cm" svg:x="5.412cm" svg:y="3.789cm">
          <text:p text:style-name="P55"><text:span text:style-name="T40"><text:s/></text:span></text:p>
          <text:p text:style-name="P56"><text:span text:style-name="T41">Postgres Pro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Встроенный пул</text:span></text:p>
              </text:list-item>
            </text:list>
          </draw:text-box>
        </draw:frame>
        <draw:custom-shape draw:style-name="gr46" draw:text-style-name="P58" draw:layer="layout" svg:width="6.393cm" svg:height="3.419cm" svg:x="12.952cm" svg:y="6.2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8" draw:layer="layout" svg:width="6.393cm" svg:height="3.419cm" svg:x="12.952cm" svg:y="10.487cm">
          <text:p/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17.668cm" svg:y1="12.862cm" svg:x2="22.584cm" svg:y2="12.196cm" draw:start-shape="id5" draw:start-glue-point="1" draw:end-shape="id6" draw:end-glue-point="6" svg:d="M17668 12862l4916-666" svg:viewBox="0 0 4917 667">
          <text:p/>
        </draw:connector>
        <draw:custom-shape draw:style-name="gr44" draw:text-style-name="P54" xml:id="id13" draw:id="id13" draw:layer="layout" svg:width="2.6cm" svg:height="1.099cm" svg:x="1.433cm" svg:y="6.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8" draw:id="id8" draw:layer="layout" svg:width="3.029cm" svg:height="2.806cm" svg:x="22.584cm" svg:y="6.601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8" draw:text-style-name="P24" xml:id="id12" draw:id="id12" draw:layer="layout" svg:width="3.029cm" svg:height="2.806cm" svg:x="22.584cm" svg:y="14.878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57" xml:id="id5" draw:id="id5" draw:layer="layout" svg:width="3cm" svg:height="1.133cm" svg:x="14.668cm" svg:y="12.296cm">
          <text:p text:style-name="P55"><text:span text:style-name="T42">процесс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17.668cm" svg:y1="8.662cm" svg:x2="22.584cm" svg:y2="8.004cm" draw:start-shape="id7" draw:start-glue-point="1" draw:end-shape="id8" draw:end-glue-point="6" svg:d="M17668 8662l4916-658" svg:viewBox="0 0 4917 659">
          <text:p/>
        </draw:connector>
        <draw:frame draw:style-name="gr50" draw:text-style-name="P60" draw:layer="layout" svg:width="1.408cm" svg:height="0.879cm" svg:x="17.826cm" svg:y="6.372cm">
          <draw:text-box>
            <text:p><text:span text:style-name="T41">пул</text:span></text:p>
          </draw:text-box>
        </draw:frame>
        <draw:custom-shape draw:style-name="gr44" draw:text-style-name="P54" xml:id="id14" draw:id="id14" draw:layer="layout" svg:width="2.6cm" svg:height="1.099cm" svg:x="1.434cm" svg:y="8.5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7" xml:id="id15" draw:id="id15" draw:layer="layout" svg:width="2.6cm" svg:height="1.099cm" svg:x="1.234cm" svg:y="8.31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ustom-shape draw:style-name="gr49" draw:text-style-name="P57" xml:id="id7" draw:id="id7" draw:layer="layout" svg:width="3cm" svg:height="1.133cm" svg:x="14.668cm" svg:y="8.096cm">
          <text:p text:style-name="P55"><text:span text:style-name="T43">процесс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17.668cm" svg:y1="7.362cm" svg:x2="22.584cm" svg:y2="8.004cm" draw:start-shape="id9" draw:start-glue-point="1" draw:end-shape="id8" draw:end-glue-point="6" svg:d="M17668 7362l4916 642" svg:viewBox="0 0 4917 643">
          <text:p/>
        </draw:connector>
        <draw:custom-shape draw:style-name="gr44" draw:text-style-name="P54" xml:id="id16" draw:id="id16" draw:layer="layout" svg:width="2.6cm" svg:height="1.099cm" svg:x="1.434cm" svg:y="12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7" xml:id="id17" draw:id="id17" draw:layer="layout" svg:width="2.6cm" svg:height="1.099cm" svg:x="1.234cm" svg:y="12.5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ustom-shape draw:style-name="gr52" draw:text-style-name="P61" xml:id="id9" draw:id="id9" draw:layer="layout" svg:width="3cm" svg:height="1.133cm" svg:x="14.668cm" svg:y="6.796cm">
          <text:p text:style-name="P55"><text:span text:style-name="T42">процесс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3.834cm" svg:y1="16.281cm" svg:x2="14.669cm" svg:y2="16.281cm" draw:start-shape="id10" draw:start-glue-point="1" draw:end-shape="id11" draw:end-glue-point="3" svg:d="M3834 16281h10835" svg:viewBox="0 0 10836 1">
          <text:p/>
        </draw:connector>
        <draw:custom-shape draw:style-name="gr51" draw:text-style-name="P57" xml:id="id10" draw:id="id10" draw:layer="layout" svg:width="2.6cm" svg:height="1.099cm" svg:x="1.234cm" svg:y="15.732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17.669cm" svg:y1="16.281cm" svg:x2="22.584cm" svg:y2="16.281cm" draw:start-shape="id11" draw:start-glue-point="1" draw:end-shape="id12" draw:end-glue-point="6" svg:d="M17669 16281h4915" svg:viewBox="0 0 4916 1">
          <text:p/>
        </draw:connector>
        <draw:custom-shape draw:style-name="gr52" draw:text-style-name="P61" xml:id="id11" draw:id="id11" draw:layer="layout" svg:width="3cm" svg:height="1.133cm" svg:x="14.669cm" svg:y="15.715cm">
          <text:p text:style-name="P55"><text:span text:style-name="T42">процес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59" draw:layer="layout" draw:type="line" svg:x1="4.033cm" svg:y1="7.159cm" svg:x2="14.668cm" svg:y2="7.362cm" draw:start-shape="id13" draw:start-glue-point="1" draw:end-shape="id9" draw:end-glue-point="3" svg:d="M4033 7159l10635 203" svg:viewBox="0 0 10636 204">
          <text:p/>
        </draw:connector>
        <draw:connector draw:style-name="gr47" draw:text-style-name="P59" draw:layer="layout" draw:type="line" svg:x1="4.034cm" svg:y1="9.059cm" svg:x2="14.668cm" svg:y2="8.662cm" draw:start-shape="id14" draw:start-glue-point="1" draw:end-shape="id7" draw:end-glue-point="3" svg:d="M4034 9059l10634-397" svg:viewBox="0 0 10635 398">
          <text:p/>
        </draw:connector>
        <draw:connector draw:style-name="gr47" draw:text-style-name="P59" draw:layer="layout" draw:type="line" svg:x1="3.834cm" svg:y1="8.859cm" svg:x2="14.668cm" svg:y2="8.662cm" draw:start-shape="id15" draw:start-glue-point="1" draw:end-shape="id7" draw:end-glue-point="3" svg:d="M3834 8859l10834-197" svg:viewBox="0 0 10835 198">
          <text:p/>
        </draw:connector>
        <draw:connector draw:style-name="gr47" draw:text-style-name="P59" draw:layer="layout" draw:type="line" svg:x1="4.034cm" svg:y1="13.249cm" svg:x2="14.668cm" svg:y2="12.862cm" draw:start-shape="id16" draw:start-glue-point="1" draw:end-shape="id5" draw:end-glue-point="3" svg:d="M4034 13249l10634-387" svg:viewBox="0 0 10635 388">
          <text:p/>
        </draw:connector>
        <draw:connector draw:style-name="gr47" draw:text-style-name="P59" draw:layer="layout" draw:type="line" svg:x1="3.834cm" svg:y1="13.049cm" svg:x2="14.668cm" svg:y2="12.862cm" draw:start-shape="id17" draw:start-glue-point="1" draw:end-shape="id5" draw:end-glue-point="3" svg:d="M3834 13049l10834-187" svg:viewBox="0 0 10835 188">
          <text:p/>
        </draw:connector>
        <draw:custom-shape draw:style-name="gr53" draw:text-style-name="P63" draw:layer="layout" svg:width="4.865cm" svg:height="1.22cm" svg:x="7.81cm" svg:y="4.76cm">
          <text:p text:style-name="P62"><text:span text:style-name="T44">session_pool_size</text:span><text:span text:style-name="T45"> = 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594.3279901356 36406.87960687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4" draw:text-style-name="P63" draw:layer="layout" svg:width="6.753cm" svg:height="2.273cm" svg:x="15.919cm" svg:y="17.311cm">
          <text:p text:style-name="P62"><text:span text:style-name="T44">dedicated_databases</text:span><text:span text:style-name="T45"> =</text:span><text:span text:style-name="T45"><text:line-break/></text:span><text:span text:style-name="T45">template0,template1,postgres</text:span><text:span text:style-name="T44"><text:line-break/></text:span><text:span text:style-name="T44">dedicated_users </text:span><text:span text:style-name="T45">= postgr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31.27035830619 -4549.868073878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1" draw:text-style-name="P57" xml:id="id18" draw:id="id18" draw:layer="layout" svg:width="2.6cm" svg:height="1.099cm" svg:x="1.233cm" svg:y="6.41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3.833cm" svg:y1="6.959cm" svg:x2="14.668cm" svg:y2="7.362cm" draw:start-shape="id18" draw:start-glue-point="1" draw:end-shape="id9" draw:end-glue-point="3" svg:d="M3833 6959l10835 403" svg:viewBox="0 0 10836 404">
          <text:p/>
        </draw:connector>
        <draw:custom-shape draw:style-name="gr49" draw:text-style-name="P57" xml:id="id19" draw:id="id19" draw:layer="layout" svg:width="3cm" svg:height="1.133cm" svg:x="14.668cm" svg:y="10.996cm">
          <text:p text:style-name="P55"><text:span text:style-name="T43">процесс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xml:id="id6" draw:id="id6" draw:layer="layout" svg:width="3.029cm" svg:height="2.806cm" svg:x="22.584cm" svg:y="10.79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0" draw:text-style-name="P60" draw:layer="layout" svg:width="1.408cm" svg:height="0.879cm" svg:x="17.826cm" svg:y="10.573cm">
          <draw:text-box>
            <text:p><text:span text:style-name="T41">пул</text:span></text:p>
          </draw:text-box>
        </draw:frame>
        <draw:connector draw:style-name="gr47" draw:text-style-name="P59" draw:layer="layout" draw:type="line" svg:x1="17.668cm" svg:y1="11.562cm" svg:x2="22.584cm" svg:y2="12.196cm" draw:start-shape="id19" draw:start-glue-point="1" draw:end-shape="id6" draw:end-glue-point="6" svg:d="M17668 11562l4916 634" svg:viewBox="0 0 4917 635">
          <text:p/>
        </draw:connector>
        <draw:connector draw:style-name="gr47" draw:text-style-name="P59" draw:layer="layout" draw:type="line" svg:x1="4.234cm" svg:y1="13.449cm" svg:x2="14.668cm" svg:y2="12.862cm" draw:start-shape="id20" draw:start-glue-point="1" draw:end-shape="id5" draw:end-glue-point="3" svg:d="M4234 13449l10434-587" svg:viewBox="0 0 10435 588">
          <text:p/>
        </draw:connector>
        <draw:custom-shape draw:style-name="gr44" draw:text-style-name="P54" xml:id="id22" draw:id="id22" draw:layer="layout" svg:width="2.6cm" svg:height="1.099cm" svg:x="1.434cm" svg:y="10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7" xml:id="id21" draw:id="id21" draw:layer="layout" svg:width="2.6cm" svg:height="1.099cm" svg:x="1.234cm" svg:y="10.6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3.834cm" svg:y1="11.149cm" svg:x2="14.668cm" svg:y2="11.562cm" draw:start-shape="id21" draw:start-glue-point="1" draw:end-shape="id19" draw:end-glue-point="3" svg:d="M3834 11149l10834 413" svg:viewBox="0 0 10835 414">
          <text:p/>
        </draw:connector>
        <draw:connector draw:style-name="gr47" draw:text-style-name="P59" draw:layer="layout" draw:type="line" svg:x1="4.034cm" svg:y1="11.349cm" svg:x2="14.668cm" svg:y2="11.562cm" draw:start-shape="id22" draw:start-glue-point="1" draw:end-shape="id19" draw:end-glue-point="3" svg:d="M4034 11349l10634 213" svg:viewBox="0 0 10635 214">
          <text:p/>
        </draw:connector>
        <draw:custom-shape draw:style-name="gr55" draw:text-style-name="P63" draw:layer="layout" svg:width="4.833cm" svg:height="1.22cm" svg:x="6.113cm" svg:y="13.937cm">
          <text:p text:style-name="P62"><text:span text:style-name="T44">max_sessions</text:span><text:span text:style-name="T45"> = 1000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3744.8076127431 -15744.47174447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53" draw:layer="layout" svg:width="16.799cm" svg:height="13.364cm" svg:x="2.094cm" svg:y="14.107cm">
            <draw:text-box>
              <text:p text:style-name="P28"><text:span text:style-name="T39">Для каждой базы данных создается отдельный пул, количество пулов не ограничено. Если </text:span><text:span text:style-name="T46">количество процессов в пуле меньше значения </text:span><text:span text:style-name="T47">session_pool_size</text:span><text:span text:style-name="T39">, для нового сеанса запускается новый процесс,</text:span><text:span text:style-name="T39"><text:line-break/></text:span><text:span text:style-name="T39">а если предел достигнут, сеанс привязывается к одному из существующих процессов.</text:span></text:p>
              <text:p text:style-name="P28"><text:span text:style-name="T39">Процесс, к которому привязано несколько сеансов, поочередно обслуживает их транзакции, сохраняя при этом контекст каждого сеанса. Поэтому значение </text:span><text:span text:style-name="T47">session_pool_size</text:span><text:span text:style-name="T39"> следует задавать достаточно большим, чтобы клиент не ждал </text:span><text:span text:style-name="T48">слишком долго, пока завершится транзакция другого соединения.</text:span></text:p>
              <text:p text:style-name="P28"><text:span text:style-name="T46">Одновременно процесс обслуживает не больше </text:span><text:span text:style-name="T47">max_sessions</text:span><text:span text:style-name="T39"> сеансов. </text:span><text:span text:style-name="T49">Если число соединений с одной базой достигнет </text:span><text:span text:style-name="T50">max_sessions </text:span><text:span text:style-name="T51">×</text:span><text:span text:style-name="T50"><text:line-break/></text:span><text:span text:style-name="T51">× </text:span><text:span text:style-name="T50">session_pool_size</text:span><text:span text:style-name="T52">, следующая попытка подключения вернет ошибку.</text:span></text:p>
              <text:p text:style-name="P28"><text:span text:style-name="T46">Если клиент соединяется с базой данных, входящей в список </text:span><text:span text:style-name="T47">dedicated_databases</text:span><text:span text:style-name="T46">, или подключается под ролью, входящей</text:span><text:span text:style-name="T46"><text:line-break/></text:span><text:span text:style-name="T46">в </text:span><text:span text:style-name="T47">dedicated_users</text:span><text:span text:style-name="T39">, для него будет создан выделенный процесс, не входящий в пулы. </text:span><text:span text:style-name="T48">По умолчанию это сеансы пользователя postgres и подключения к базам template0, template1 и postgres. </text:span><text:span text:style-name="T53">Количество выделенных процессов не ограничено.</text:span></text:p>
              <text:p text:style-name="P28"><text:span text:style-name="T54"><text:a xlink:href="https://postgrespro.ru/docs/enterprise/16/how-connection-pooler-works" xlink:type="simple">https://postgrespro.ru/docs/enterprise/16/how-connection-pooler-works</text:a>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custom-shape draw:style-name="gr44" draw:text-style-name="P54" xml:id="id28" draw:id="id28" draw:layer="layout" svg:width="2.6cm" svg:height="1.099cm" svg:x="1.634cm" svg:y="14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20.84cm" svg:height="14.574cm" svg:x="5.412cm" svg:y="3.789cm">
          <text:p text:style-name="P55"><text:span text:style-name="T40"><text:s/></text:span></text:p>
          <text:p text:style-name="P56"><text:span text:style-name="T41">Postgres Pro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Подключение</text:span></text:p>
              </text:list-item>
            </text:list>
          </draw:text-box>
        </draw:frame>
        <draw:custom-shape draw:style-name="gr46" draw:text-style-name="P58" draw:layer="layout" svg:width="6.393cm" svg:height="3.419cm" svg:x="12.952cm" svg:y="12.087cm">
          <text:p/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17.668cm" svg:y1="14.462cm" svg:x2="22.584cm" svg:y2="13.796cm" draw:start-shape="id23" draw:start-glue-point="1" draw:end-shape="id24" draw:end-glue-point="6" svg:d="M17668 14462l4916-666" svg:viewBox="0 0 4917 667">
          <text:p/>
        </draw:connector>
        <draw:custom-shape draw:style-name="gr49" draw:text-style-name="P57" xml:id="id23" draw:id="id23" draw:layer="layout" svg:width="3cm" svg:height="1.133cm" svg:x="14.668cm" svg:y="13.896cm">
          <text:p text:style-name="P55"><text:span text:style-name="T42">процесс</text:span></text:p>
          <draw:enhanced-geometry svg:viewBox="0 0 21600 21600" draw:type="rectangle" draw:enhanced-path="M 0 0 L 21600 0 21600 21600 0 21600 0 0 Z N"/>
        </draw:custom-shape>
        <draw:custom-shape draw:style-name="gr44" draw:text-style-name="P54" xml:id="id25" draw:id="id25" draw:layer="layout" svg:width="2.6cm" svg:height="1.099cm" svg:x="1.434cm" svg:y="1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7" xml:id="id26" draw:id="id26" draw:layer="layout" svg:width="2.6cm" svg:height="1.099cm" svg:x="1.234cm" svg:y="14.1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4.034cm" svg:y1="14.849cm" svg:x2="14.668cm" svg:y2="14.462cm" draw:start-shape="id25" draw:start-glue-point="1" draw:end-shape="id23" draw:end-glue-point="3" svg:d="M4034 14849l10634-387" svg:viewBox="0 0 10635 388">
          <text:p/>
        </draw:connector>
        <draw:connector draw:style-name="gr47" draw:text-style-name="P59" draw:layer="layout" draw:type="line" svg:x1="3.834cm" svg:y1="14.649cm" svg:x2="14.668cm" svg:y2="14.462cm" draw:start-shape="id26" draw:start-glue-point="1" draw:end-shape="id23" draw:end-glue-point="3" svg:d="M3834 14649l10834-187" svg:viewBox="0 0 10835 188">
          <text:p/>
        </draw:connector>
        <draw:custom-shape draw:style-name="gr56" draw:text-style-name="P64" draw:layer="layout" svg:width="4cm" svg:height="1.133cm" svg:x="15.1cm" svg:y="8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1" xml:id="id33" draw:id="id33" draw:layer="layout" svg:width="4cm" svg:height="1.133cm" svg:x="14.9cm" svg:y="8cm">
          <text:p text:style-name="P55"><text:span text:style-name="T42">приемник</text:span></text:p>
          <draw:enhanced-geometry svg:viewBox="0 0 21600 21600" draw:type="rectangle" draw:enhanced-path="M 0 0 L 21600 0 21600 21600 0 21600 0 0 Z N"/>
        </draw:custom-shape>
        <draw:custom-shape draw:style-name="gr58" draw:text-style-name="P63" draw:layer="layout" svg:width="6.517cm" svg:height="1.22cm" svg:x="17.84cm" svg:y="5.933cm">
          <text:p text:style-name="P62"><text:span text:style-name="T44">connection_pool_workers</text:span><text:span text:style-name="T45"> = 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78.79717704817 36601.47420147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57" xml:id="id27" draw:id="id27" draw:layer="layout" svg:width="3cm" svg:height="1.133cm" svg:x="14.668cm" svg:y="12.596cm">
          <text:p text:style-name="P55"><text:span text:style-name="T43">процесс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xml:id="id24" draw:id="id24" draw:layer="layout" svg:width="3.029cm" svg:height="2.806cm" svg:x="22.584cm" svg:y="12.39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0" draw:text-style-name="P60" draw:layer="layout" svg:width="1.408cm" svg:height="0.879cm" svg:x="17.826cm" svg:y="12.173cm">
          <draw:text-box>
            <text:p><text:span text:style-name="T41">пул</text:span></text:p>
          </draw:text-box>
        </draw:frame>
        <draw:connector draw:style-name="gr47" draw:text-style-name="P59" draw:layer="layout" draw:type="line" svg:x1="17.668cm" svg:y1="13.162cm" svg:x2="22.584cm" svg:y2="13.796cm" draw:start-shape="id27" draw:start-glue-point="1" draw:end-shape="id24" draw:end-glue-point="6" svg:d="M17668 13162l4916 634" svg:viewBox="0 0 4917 635">
          <text:p/>
        </draw:connector>
        <draw:connector draw:style-name="gr47" draw:text-style-name="P59" draw:layer="layout" draw:type="line" svg:x1="4.234cm" svg:y1="15.049cm" svg:x2="14.668cm" svg:y2="14.462cm" draw:start-shape="id28" draw:start-glue-point="1" draw:end-shape="id23" draw:end-glue-point="3" svg:d="M4234 15049l10434-587" svg:viewBox="0 0 10435 588">
          <text:p/>
        </draw:connector>
        <draw:custom-shape draw:style-name="gr44" draw:text-style-name="P54" xml:id="id30" draw:id="id30" draw:layer="layout" svg:width="2.6cm" svg:height="1.099cm" svg:x="1.434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7" xml:id="id29" draw:id="id29" draw:layer="layout" svg:width="2.6cm" svg:height="1.099cm" svg:x="1.234cm" svg:y="12.2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onnector draw:style-name="gr47" draw:text-style-name="P59" draw:layer="layout" draw:type="line" svg:x1="3.834cm" svg:y1="12.749cm" svg:x2="14.668cm" svg:y2="13.162cm" draw:start-shape="id29" draw:start-glue-point="1" draw:end-shape="id27" draw:end-glue-point="3" svg:d="M3834 12749l10834 413" svg:viewBox="0 0 10835 414">
          <text:p/>
        </draw:connector>
        <draw:connector draw:style-name="gr47" draw:text-style-name="P59" draw:layer="layout" draw:type="line" svg:x1="4.034cm" svg:y1="12.949cm" svg:x2="14.668cm" svg:y2="13.162cm" draw:start-shape="id30" draw:start-glue-point="1" draw:end-shape="id27" draw:end-glue-point="3" svg:d="M4034 12949l10634 213" svg:viewBox="0 0 10635 214">
          <text:p/>
        </draw:connector>
        <draw:custom-shape draw:style-name="gr51" draw:text-style-name="P57" xml:id="id31" draw:id="id31" draw:layer="layout" svg:width="2.6cm" svg:height="1.099cm" svg:x="1.234cm" svg:y="8.017cm">
          <text:p text:style-name="P55"><text:span text:style-name="T41">клиент</text:span></text:p>
          <draw:enhanced-geometry svg:viewBox="0 0 21600 21600" draw:type="rectangle" draw:enhanced-path="M 0 0 L 21600 0 21600 21600 0 21600 0 0 Z N"/>
        </draw:custom-shape>
        <draw:custom-shape draw:style-name="gr57" draw:text-style-name="P61" xml:id="id32" draw:id="id32" draw:layer="layout" svg:width="4cm" svg:height="1.133cm" svg:x="8.1cm" svg:y="8cm">
          <text:p text:style-name="P55"><text:span text:style-name="T42">postmaster</text:span></text:p>
          <draw:enhanced-geometry svg:viewBox="0 0 21600 21600" draw:type="rectangle" draw:enhanced-path="M 0 0 L 21600 0 21600 21600 0 21600 0 0 Z N"/>
        </draw:custom-shape>
        <draw:connector draw:style-name="gr59" draw:text-style-name="P59" draw:layer="layout" draw:type="line" svg:x1="3.834cm" svg:y1="8.566cm" svg:x2="8.1cm" svg:y2="8.566cm" draw:start-shape="id31" draw:start-glue-point="1" draw:end-shape="id32" draw:end-glue-point="3" svg:d="M3834 8566h4266" svg:viewBox="0 0 4267 1">
          <text:p/>
        </draw:connector>
        <draw:connector draw:style-name="gr60" draw:text-style-name="P59" draw:layer="layout" draw:type="line" svg:x1="12.1cm" svg:y1="8.566cm" svg:x2="14.9cm" svg:y2="8.566cm" draw:start-shape="id32" draw:start-glue-point="1" draw:end-shape="id33" draw:end-glue-point="3" svg:d="M12100 8566h2800" svg:viewBox="0 0 2801 1">
          <text:p/>
        </draw:connector>
        <draw:connector draw:style-name="gr61" draw:text-style-name="P59" draw:layer="layout" draw:type="line" svg:x1="3.834cm" svg:y1="8.566cm" svg:x2="14.668cm" svg:y2="13.162cm" draw:start-shape="id31" draw:start-glue-point="1" draw:end-shape="id27" draw:end-glue-point="3" svg:d="M3834 8566l10834 4596" svg:viewBox="0 0 10835 4597">
          <text:p/>
        </draw:connector>
        <draw:custom-shape draw:style-name="gr62" draw:text-style-name="P63" draw:layer="layout" svg:width="6.795cm" svg:height="1.22cm" svg:x="10.488cm" svg:y="9.751cm">
          <text:p text:style-name="P62"><text:span text:style-name="T44">session_schedule</text:span><text:span text:style-name="T45"> = round-robi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0.082401412596 29631.44963144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3" draw:text-style-name="P63" draw:layer="layout" svg:width="7.445cm" svg:height="1.748cm" svg:x="16.519cm" svg:y="16.072cm">
          <text:p text:style-name="P62"><text:span text:style-name="T44">idle_pool_backend_timeout</text:span><text:span text:style-name="T45"> = 0</text:span><text:span text:style-name="T44"><text:line-break/></text:span><text:span text:style-name="T44">restart_pooler_on_reload </text:span><text:span text:style-name="T45">= fals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60.51571313457 -6878.902229845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53" draw:layer="layout" svg:width="16.799cm" svg:height="13.364cm" svg:x="2.094cm" svg:y="14.107cm">
            <draw:text-box>
              <text:p text:style-name="P28"><text:span text:style-name="T53">Подключение нового клиента устроено следующим образом.</text:span></text:p>
              <text:p text:style-name="P28"><text:span text:style-name="T39">Процесс postmaster слушает входящие соединения. Подключаясь, клиент передает стартовый пакет данных, в котором указаны параметры соединения — имя базы данных, имя роли. Postmaster передает этот пакет одному из процессов-приемников для анализа. </text:span><text:span text:style-name="T48">Количество процессов-приемников определяется значением параметра </text:span><text:span text:style-name="T55">connection_pool_workers</text:span><text:span text:style-name="T48"> и должно быть достаточным, чтобы анализ входящих соединений не стал узким местом.</text:span></text:p>
              <text:p text:style-name="P28"><text:span text:style-name="T39">Получив от приемника информацию о базе данных и роли, postmaster направляет соединение в подходящий пул. </text:span><text:span text:style-name="T48">Применяется одна из трех стратегий, которые можно указать в параметре </text:span><text:span text:style-name="T55">session_schedule</text:span><text:span text:style-name="T48">:</text:span><text:span text:style-name="T48"><text:line-break/></text:span><text:span text:style-name="T48">round-robin назначает процессы по очереди, random — случайным образом, load-balancing выбирает процесс с наименьшим числом сеансов.</text:span></text:p>
              <text:p text:style-name="P28"><text:span text:style-name="T48">Когда все соединения, использующие какой-то процесс, завершаются, процесс продолжает работать. Автоматическое завершение неиспользуемого процесса по истечении определенного времени настраивается параметром </text:span><text:span text:style-name="T55">idle_pool_backend_timeout</text:span><text:span text:style-name="T48">.</text:span></text:p>
              <text:p text:style-name="P28"><text:span text:style-name="T48">Для перезагрузки рабочих процессов можно установить параметр </text:span><text:span text:style-name="T55">restart_pooler_on_reload </text:span><text:span text:style-name="T48">= true и перечитать конфигурацию.</text:span></text:p>
              <text:p text:style-name="P28"><text:span text:style-name="T54"><text:a xlink:href="https://postgrespro.ru/docs/enterprise/16/connection-pooler-configuration" xlink:type="simple">https://postgrespro.ru/docs/enterprise/16/connection-pooler-configuration</text:a>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9" draw:text-style-name="P15" draw:layer="layout" svg:width="19.8cm" svg:height="1.741cm" svg:x="1.2cm" svg:y="0.737cm" presentation:class="title" presentation:user-transformed="true">
          <draw:text-box>
            <text:list text:style-name="L3">
              <text:list-item>
                <text:p text:style-name="P14"><text:span text:style-name="T14">Ограничения пула</text:span></text:p>
              </text:list-item>
            </text:list>
          </draw:text-box>
        </draw:frame>
        <draw:frame presentation:style-name="pr10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Не поддерживаются SSL-соединения</text:span></text:p>
              </text:list-item>
              <text:list-item>
                <text:p text:style-name="P9"><text:span text:style-name="T12">Долгие транзакции задерживают работу других соединений</text:span></text:p>
              </text:list-item>
              <text:list-item>
                <text:p text:style-name="P9"><text:span text:style-name="T12">Не поддерживаются рекомендательные блокировки уровня сеанса</text:span></text:p>
              </text:list-item>
              <text:list-item>
                <text:p text:style-name="P9"><text:span text:style-name="T56">Нельзя перехват</text:span><text:span text:style-name="T57">ывать ошибку «connection to client lost</text:span><text:span text:style-name="T58">»</text:span></text:p>
              </text:list-item>
              <text:list-item>
                <text:p text:style-name="P9"><text:span text:style-name="T12">Не работают модули, полагающиеся на состояние сеанса</text:span></text:p>
              </text:list-item>
              <text:list-item>
                <text:p text:style-name="P9"><text:span text:style-name="T12">Нельзя изменять параметры в других сеансах</text:span></text:p>
              </text:list-item>
              <text:list-item>
                <text:p text:style-name="P9"><text:span text:style-name="T56">Остановка сервера в режиме smart </text:span><text:span text:style-name="T57">работает как fast</text:span></text:p>
              </text:list-item>
              <text:list-item>
                <text:p text:style-name="P9"><text:span text:style-name="T57">Параметр </text:span><text:span text:style-name="T36">idle_session_timeout</text:span><text:span text:style-name="T57"> игнорируетс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3" draw:text-style-name="P53" draw:layer="layout" svg:width="16.799cm" svg:height="13.991cm" svg:x="2.094cm" svg:y="14.107cm">
            <draw:text-box>
              <text:p text:style-name="P28"><text:span text:style-name="T59">Нужно учитывать следующие ограничения при использовании пула.</text:span></text:p>
              <text:list text:style-name="L1">
                <text:list-item>
                  <text:p text:style-name="P28"><text:span text:style-name="T59">SSL-соединения в текущей реализации не поддерживаются.</text:span></text:p>
                </text:list-item>
                <text:list-item>
                  <text:p text:style-name="P28"><text:span text:style-name="T59">Долгая транзакция будет задерживать работу транзакций в других соединениях, использующих тот же процесс.</text:span></text:p>
                </text:list-item>
                <text:list-item>
                  <text:p text:style-name="P28"><text:span text:style-name="T59">Ошибка «connection to client lost» обрабатывается пулом, чтобы завершать зависшие соединения по таймауту, перехватывать ее не нужно.</text:span></text:p>
                </text:list-item>
                <text:list-item>
                  <text:p text:style-name="P28"><text:span text:style-name="T59">Не работают модули, использующие состояние на уровне сеанса, такие как plantuner, а также расширения multimaster, in_memory, online_analyze, pg_variables.</text:span></text:p>
                </text:list-item>
                <text:list-item>
                  <text:p text:style-name="P28"><text:span text:style-name="T59">Нельзя изменять параметры других сеансов.</text:span></text:p>
                </text:list-item>
                <text:list-item>
                  <text:p text:style-name="P28"><text:span text:style-name="T59">Не поддерживается передача сообщений между процессами (команды LISTEN, NOTIFY и т. п.).</text:span></text:p>
                </text:list-item>
                <text:list-item>
                  <text:p text:style-name="P28"><text:span text:style-name="T59">Остановка сервера в режиме smart работает как fast.</text:span></text:p>
                </text:list-item>
                <text:list-item>
                  <text:p text:style-name="P28"><text:span text:style-name="T59">Решения 1С не поддерживаются, они используют собственный пул соединений.</text:span></text:p>
                </text:list-item>
                <text:list-item>
                  <text:p text:style-name="P28"><text:span text:style-name="T59">Тайм-аут </text:span><text:span text:style-name="T55">idle_session_timeout</text:span><text:span text:style-name="T59"> не работает.</text:span></text:p>
                </text:list-item>
              </text:list>
              <text:p text:style-name="P28"><text:span text:style-name="T33"><text:a xlink:href="https://postgrespro.ru/docs/enterprise/16/connection-pooler-limitations" xlink:type="simple">https://postgrespro.ru/docs/enterprise/16/connection-pooler-limitations</text:a></text:span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9" draw:text-style-name="P49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2" draw:text-style-name="P49" draw:layer="layout" svg:width="25.6cm" svg:height="14.4cm" svg:x="1.2cm" svg:y="4.8cm" presentation:class="outline" presentation:placeholder="true" presentation:user-transformed="true">
          <draw:text-box/>
        </draw:frame>
        <draw:frame draw:style-name="gr43" draw:text-style-name="P5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<text:s text:c="11"/></text:span><text:span text:style-name="T34">$ psql</text:span></text:p>
            <text:p text:style-name="P1"><text:span text:style-name="T34"><text:s text:c="11"/></text:span><text:span text:style-name="T34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3" draw:text-style-name="P49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4" draw:text-style-name="P6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<text:span text:style-name="T60">64-битные идентификаторы транзакций упрощают обслуживание данных при высокой нагрузке</text:span></text:p>
              </text:list-item>
              <text:list-item>
                <text:p text:style-name="P10"><text:span text:style-name="T60">Автономные транзакции дают возможность удобно</text:span><text:span text:style-name="T60"><text:line-break/></text:span><text:span text:style-name="T60">и эффективно реализовать аудит</text:span></text:p>
              </text:list-item>
              <text:list-item>
                <text:p text:style-name="P9"><text:span text:style-name="T57">Встроенный пул позволяет ограничить число </text:span><text:span text:style-name="T60">соединений, не жертвуя контекстом сеанса</text:span></text:p>
                <text:p text:style-name="P10"><text:span text:style-name="T6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61">Практика</text:span></text:p>
          </draw:text-box>
        </draw:frame>
        <draw:frame presentation:style-name="pr10" draw:text-style-name="P67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62">Воспроизведите взаимоблокировку основной транзакции</text:span><text:span text:style-name="T62"><text:line-break/></text:span><text:span text:style-name="T62">и вложенной в нее автономной.</text:span></text:p>
                  </text:list-item>
                  <text:list-item>
                    <text:p><text:span text:style-name="T62">Реализуйте аудит изменений данных в таблице двумя способами: используя расширение dblink и автономные транзакции. Сравните производительность.</text:span></text:p>
                  </text:list-item>
                  <text:list-item>
                    <text:p><text:span text:style-name="T62">Убедитесь, что при использовании встроенного пула соединений сохраняется содержимое временных таблиц уровня сеанса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4" draw:text-style-name="P68" draw:layer="layout" svg:width="16.799cm" svg:height="14.087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1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1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5DT20H30M54S</meta:editing-duration>
    <meta:editing-cycles>885</meta:editing-cycles>
    <meta:generator>LibreOffice/7.3.7.2$Linux_X86_64 LibreOffice_project/30$Build-2</meta:generator>
    <dc:date>2024-11-19T21:39:40.713981072</dc:date>
    <meta:document-statistic meta:object-count="314"/>
    <meta:template xlink:type="simple" xlink:actuate="onRequest" xlink:title="master" xlink:href="../../../../../.config/libreoffice/4/user/template/master.otp" meta:date="2015-06-03T14:43:56.815095550"/>
  </office:meta>
</office:document-meta>
</file>